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INT</text:p>
          </table:table-cell>
          <table:table-cell/>
          <table:table-cell table:style-name="ce1"/>
          <table:table-cell table:number-columns-repeated="13"/>
          <table:table-cell table:style-name="ce4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style-name="ce2" office:value-type="string" calcext:value-type="string" table:number-columns-spanned="14" table:number-rows-spanned="1">
            <text:p>OVERLAPS</text:p>
          </table:table-cell>
          <table:covered-table-cell table:number-columns-repeated="13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914965986394558" calcext:value-type="float">
            <text:p>0.914965986394558</text:p>
          </table:table-cell>
          <table:table-cell office:value-type="float" office:value="1.06274509803922" calcext:value-type="float">
            <text:p>1.06274509803922</text:p>
          </table:table-cell>
          <table:table-cell office:value-type="float" office:value="0.942176870748299" calcext:value-type="float">
            <text:p>0.942176870748299</text:p>
          </table:table-cell>
          <table:table-cell office:value-type="float" office:value="1.10276679841897" calcext:value-type="float">
            <text:p>1.10276679841897</text:p>
          </table:table-cell>
          <table:table-cell office:value-type="float" office:value="0.905084745762712" calcext:value-type="float">
            <text:p>0.905084745762712</text:p>
          </table:table-cell>
          <table:table-cell table:style-name="ce3" office:value-type="float" office:value="0.951612903225806" calcext:value-type="float">
            <text:p>0.951612903225806</text:p>
          </table:table-cell>
          <table:table-cell office:value-type="float" office:value="0.951388888888889" calcext:value-type="float">
            <text:p>0.951388888888889</text:p>
          </table:table-cell>
          <table:table-cell office:value-type="float" office:value="0.973584905660377" calcext:value-type="float">
            <text:p>0.973584905660377</text:p>
          </table:table-cell>
          <table:table-cell office:value-type="float" office:value="0.875" calcext:value-type="float">
            <text:p>0.875</text:p>
          </table:table-cell>
          <table:table-cell office:value-type="float" office:value="1.11029411764706" calcext:value-type="float">
            <text:p>1.11029411764706</text:p>
          </table:table-cell>
          <table:table-cell office:value-type="float" office:value="1.10071942446043" calcext:value-type="float">
            <text:p>1.10071942446043</text:p>
          </table:table-cell>
          <table:table-cell office:value-type="float" office:value="0.899641577060932" calcext:value-type="float">
            <text:p>0.899641577060932</text:p>
          </table:table-cell>
          <table:table-cell office:value-type="float" office:value="0.97037037037037" calcext:value-type="float">
            <text:p>0.97037037037037</text:p>
          </table:table-cell>
          <table:table-cell office:value-type="float" office:value="0.868852459016393" calcext:value-type="float">
            <text:p>0.868852459016393</text:p>
          </table:table-cell>
          <table:table-cell table:formula="of:=AVERAGE([.C3:.P3])" office:value-type="float" office:value="0.973514581835287" calcext:value-type="float">
            <text:p>0.97351458183528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.0990099009901" calcext:value-type="float">
            <text:p>1.0990099009901</text:p>
          </table:table-cell>
          <table:table-cell office:value-type="float" office:value="0.935261707988981" calcext:value-type="float">
            <text:p>0.935261707988981</text:p>
          </table:table-cell>
          <table:table-cell office:value-type="float" office:value="0.850724637681159" calcext:value-type="float">
            <text:p>0.850724637681159</text:p>
          </table:table-cell>
          <table:table-cell office:value-type="float" office:value="1.07355021216407" calcext:value-type="float">
            <text:p>1.07355021216407</text:p>
          </table:table-cell>
          <table:table-cell office:value-type="float" office:value="1.08089260808926" calcext:value-type="float">
            <text:p>1.08089260808926</text:p>
          </table:table-cell>
          <table:table-cell office:value-type="float" office:value="1.10792349726776" calcext:value-type="float">
            <text:p>1.10792349726776</text:p>
          </table:table-cell>
          <table:table-cell office:value-type="float" office:value="1.18595578673602" calcext:value-type="float">
            <text:p>1.18595578673602</text:p>
          </table:table-cell>
          <table:table-cell office:value-type="float" office:value="1.0904033379694" calcext:value-type="float">
            <text:p>1.0904033379694</text:p>
          </table:table-cell>
          <table:table-cell office:value-type="float" office:value="1.02535211267606" calcext:value-type="float">
            <text:p>1.02535211267606</text:p>
          </table:table-cell>
          <table:table-cell office:value-type="float" office:value="0.928669410150892" calcext:value-type="float">
            <text:p>0.928669410150892</text:p>
          </table:table-cell>
          <table:table-cell office:value-type="float" office:value="0.908031088082902" calcext:value-type="float">
            <text:p>0.908031088082902</text:p>
          </table:table-cell>
          <table:table-cell office:value-type="float" office:value="0.993141289437586" calcext:value-type="float">
            <text:p>0.993141289437586</text:p>
          </table:table-cell>
          <table:table-cell office:value-type="float" office:value="1.05922865013774" calcext:value-type="float">
            <text:p>1.05922865013774</text:p>
          </table:table-cell>
          <table:table-cell office:value-type="float" office:value="1.0638852672751" calcext:value-type="float">
            <text:p>1.0638852672751</text:p>
          </table:table-cell>
          <table:table-cell table:formula="of:=AVERAGE([.C4:.P4])" office:value-type="float" office:value="1.02871639333193" calcext:value-type="float">
            <text:p>1.0287163933319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11362080766598" calcext:value-type="float">
            <text:p>1.11362080766598</text:p>
          </table:table-cell>
          <table:table-cell office:value-type="float" office:value="1.11087420042644" calcext:value-type="float">
            <text:p>1.11087420042644</text:p>
          </table:table-cell>
          <table:table-cell office:value-type="float" office:value="0.953011250827267" calcext:value-type="float">
            <text:p>0.953011250827267</text:p>
          </table:table-cell>
          <table:table-cell office:value-type="float" office:value="0.999285203716941" calcext:value-type="float">
            <text:p>0.999285203716941</text:p>
          </table:table-cell>
          <table:table-cell office:value-type="float" office:value="0.948559670781893" calcext:value-type="float">
            <text:p>0.948559670781893</text:p>
          </table:table-cell>
          <table:table-cell office:value-type="float" office:value="1.04781420765027" calcext:value-type="float">
            <text:p>1.04781420765027</text:p>
          </table:table-cell>
          <table:table-cell office:value-type="float" office:value="1.1952861952862" calcext:value-type="float">
            <text:p>1.1952861952862</text:p>
          </table:table-cell>
          <table:table-cell office:value-type="float" office:value="1.06592643997224" calcext:value-type="float">
            <text:p>1.06592643997224</text:p>
          </table:table-cell>
          <table:table-cell office:value-type="float" office:value="1.11683848797251" calcext:value-type="float">
            <text:p>1.11683848797251</text:p>
          </table:table-cell>
          <table:table-cell office:value-type="float" office:value="1.10483870967742" calcext:value-type="float">
            <text:p>1.10483870967742</text:p>
          </table:table-cell>
          <table:table-cell office:value-type="float" office:value="1.05270655270655" calcext:value-type="float">
            <text:p>1.05270655270655</text:p>
          </table:table-cell>
          <table:table-cell office:value-type="float" office:value="1.15789473684211" calcext:value-type="float">
            <text:p>1.15789473684211</text:p>
          </table:table-cell>
          <table:table-cell office:value-type="float" office:value="1.00563777307963" calcext:value-type="float">
            <text:p>1.00563777307963</text:p>
          </table:table-cell>
          <table:table-cell office:value-type="float" office:value="1.03274021352313" calcext:value-type="float">
            <text:p>1.03274021352313</text:p>
          </table:table-cell>
          <table:table-cell table:formula="of:=AVERAGE([.C5:.P5])" office:value-type="float" office:value="1.06464531786633" calcext:value-type="float">
            <text:p>1.0646453178663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09993108201241" calcext:value-type="float">
            <text:p>1.09993108201241</text:p>
          </table:table-cell>
          <table:table-cell office:value-type="float" office:value="0.975661375661375" calcext:value-type="float">
            <text:p>0.975661375661375</text:p>
          </table:table-cell>
          <table:table-cell office:value-type="float" office:value="1.10294117647059" calcext:value-type="float">
            <text:p>1.10294117647059</text:p>
          </table:table-cell>
          <table:table-cell office:value-type="float" office:value="1.13071895424837" calcext:value-type="float">
            <text:p>1.13071895424837</text:p>
          </table:table-cell>
          <table:table-cell office:value-type="float" office:value="0.999316706525453" calcext:value-type="float">
            <text:p>0.999316706525453</text:p>
          </table:table-cell>
          <table:table-cell office:value-type="float" office:value="1.21438547486034" calcext:value-type="float">
            <text:p>1.21438547486034</text:p>
          </table:table-cell>
          <table:table-cell office:value-type="float" office:value="1.1356456043956" calcext:value-type="float">
            <text:p>1.1356456043956</text:p>
          </table:table-cell>
          <table:table-cell office:value-type="float" office:value="1.18847300430606" calcext:value-type="float">
            <text:p>1.18847300430606</text:p>
          </table:table-cell>
          <table:table-cell office:value-type="float" office:value="1.06360306360306" calcext:value-type="float">
            <text:p>1.06360306360306</text:p>
          </table:table-cell>
          <table:table-cell office:value-type="float" office:value="0.998263888888889" calcext:value-type="float">
            <text:p>0.998263888888889</text:p>
          </table:table-cell>
          <table:table-cell office:value-type="float" office:value="1.02807257788429" calcext:value-type="float">
            <text:p>1.02807257788429</text:p>
          </table:table-cell>
          <table:table-cell office:value-type="float" office:value="1.17194092827004" calcext:value-type="float">
            <text:p>1.17194092827004</text:p>
          </table:table-cell>
          <table:table-cell office:value-type="float" office:value="1.16987620357634" calcext:value-type="float">
            <text:p>1.16987620357634</text:p>
          </table:table-cell>
          <table:table-cell office:value-type="float" office:value="1.14074836937865" calcext:value-type="float">
            <text:p>1.14074836937865</text:p>
          </table:table-cell>
          <table:table-cell table:formula="of:=AVERAGE([.C6:.P6])" office:value-type="float" office:value="1.10139845786296" calcext:value-type="float">
            <text:p>1.10139845786296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.10232817510107" calcext:value-type="float">
            <text:p>1.10232817510107</text:p>
          </table:table-cell>
          <table:table-cell office:value-type="float" office:value="1.15120515695067" calcext:value-type="float">
            <text:p>1.15120515695067</text:p>
          </table:table-cell>
          <table:table-cell office:value-type="float" office:value="1.12997347480106" calcext:value-type="float">
            <text:p>1.12997347480106</text:p>
          </table:table-cell>
          <table:table-cell office:value-type="float" office:value="1.20933797909408" calcext:value-type="float">
            <text:p>1.20933797909408</text:p>
          </table:table-cell>
          <table:table-cell office:value-type="float" office:value="1.16316302380621" calcext:value-type="float">
            <text:p>1.16316302380621</text:p>
          </table:table-cell>
          <table:table-cell office:value-type="float" office:value="1.21033720287452" calcext:value-type="float">
            <text:p>1.21033720287452</text:p>
          </table:table-cell>
          <table:table-cell office:value-type="float" office:value="1.17304288631722" calcext:value-type="float">
            <text:p>1.17304288631722</text:p>
          </table:table-cell>
          <table:table-cell office:value-type="float" office:value="1.18899587345254" calcext:value-type="float">
            <text:p>1.18899587345254</text:p>
          </table:table-cell>
          <table:table-cell office:value-type="float" office:value="1.26778819635963" calcext:value-type="float">
            <text:p>1.26778819635963</text:p>
          </table:table-cell>
          <table:table-cell office:value-type="float" office:value="1.25427672095251" calcext:value-type="float">
            <text:p>1.25427672095251</text:p>
          </table:table-cell>
          <table:table-cell office:value-type="float" office:value="1.15213559322034" calcext:value-type="float">
            <text:p>1.15213559322034</text:p>
          </table:table-cell>
          <table:table-cell office:value-type="float" office:value="1.16920710390155" calcext:value-type="float">
            <text:p>1.16920710390155</text:p>
          </table:table-cell>
          <table:table-cell office:value-type="float" office:value="1.18367626886145" calcext:value-type="float">
            <text:p>1.18367626886145</text:p>
          </table:table-cell>
          <table:table-cell office:value-type="float" office:value="1.23703078869675" calcext:value-type="float">
            <text:p>1.23703078869675</text:p>
          </table:table-cell>
          <table:table-cell table:formula="of:=AVERAGE([.C7:.P7])" office:value-type="float" office:value="1.18517846031354" calcext:value-type="float">
            <text:p>1.1851784603135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.3305950572967" calcext:value-type="float">
            <text:p>1.3305950572967</text:p>
          </table:table-cell>
          <table:table-cell office:value-type="float" office:value="1.18937244862658" calcext:value-type="float">
            <text:p>1.18937244862658</text:p>
          </table:table-cell>
          <table:table-cell office:value-type="float" office:value="1.33226614699332" calcext:value-type="float">
            <text:p>1.33226614699332</text:p>
          </table:table-cell>
          <table:table-cell office:value-type="float" office:value="1.15808441333426" calcext:value-type="float">
            <text:p>1.15808441333426</text:p>
          </table:table-cell>
          <table:table-cell office:value-type="float" office:value="1.14651783206964" calcext:value-type="float">
            <text:p>1.14651783206964</text:p>
          </table:table-cell>
          <table:table-cell office:value-type="float" office:value="1.08010624912624" calcext:value-type="float">
            <text:p>1.08010624912624</text:p>
          </table:table-cell>
          <table:table-cell office:value-type="float" office:value="1.19098922624878" calcext:value-type="float">
            <text:p>1.19098922624878</text:p>
          </table:table-cell>
          <table:table-cell office:value-type="float" office:value="1.15568110483365" calcext:value-type="float">
            <text:p>1.15568110483365</text:p>
          </table:table-cell>
          <table:table-cell office:value-type="float" office:value="1.12864211105003" calcext:value-type="float">
            <text:p>1.12864211105003</text:p>
          </table:table-cell>
          <table:table-cell office:value-type="float" office:value="1.19487427466151" calcext:value-type="float">
            <text:p>1.19487427466151</text:p>
          </table:table-cell>
          <table:table-cell office:value-type="float" office:value="1.14222750804533" calcext:value-type="float">
            <text:p>1.14222750804533</text:p>
          </table:table-cell>
          <table:table-cell office:value-type="float" office:value="1.17960658928199" calcext:value-type="float">
            <text:p>1.17960658928199</text:p>
          </table:table-cell>
          <table:table-cell office:value-type="float" office:value="1.04311591707418" calcext:value-type="float">
            <text:p>1.04311591707418</text:p>
          </table:table-cell>
          <table:table-cell office:value-type="float" office:value="1.19009009009009" calcext:value-type="float">
            <text:p>1.19009009009009</text:p>
          </table:table-cell>
          <table:table-cell table:formula="of:=AVERAGE([.C8:.P8])" office:value-type="float" office:value="1.17586921205231" calcext:value-type="float">
            <text:p>1.17586921205231</text:p>
          </table:table-cell>
        </table:table-row>
        <table:table-row table:style-name="ro1">
          <table:table-cell table:number-columns-repeated="16"/>
          <table:table-cell table:style-name="ce6" table:formula="of:=AVERAGE([.Q3:.Q8])" office:value-type="float" office:value="1.08822040387706" calcext:value-type="float">
            <text:p>1.08822040387706</text:p>
          </table:table-cell>
        </table:table-row>
        <table:table-row table:style-name="ro1">
          <table:table-cell table:number-columns-repeated="16"/>
          <table:table-cell table:style-name="Default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style-name="ce2" office:value-type="string" calcext:value-type="string" table:number-columns-spanned="14" table:number-rows-spanned="1">
            <text:p>LEFT OF</text:p>
          </table:table-cell>
          <table:covered-table-cell table:number-columns-repeated="13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1290322580645" calcext:value-type="float">
            <text:p>1.11290322580645</text:p>
          </table:table-cell>
          <table:table-cell office:value-type="float" office:value="1.13355048859935" calcext:value-type="float">
            <text:p>1.13355048859935</text:p>
          </table:table-cell>
          <table:table-cell office:value-type="float" office:value="1.07942238267148" calcext:value-type="float">
            <text:p>1.07942238267148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1.09022556390977" calcext:value-type="float">
            <text:p>1.09022556390977</text:p>
          </table:table-cell>
          <table:table-cell office:value-type="float" office:value="1.14465408805031" calcext:value-type="float">
            <text:p>1.14465408805031</text:p>
          </table:table-cell>
          <table:table-cell office:value-type="float" office:value="1.03928571428571" calcext:value-type="float">
            <text:p>1.03928571428571</text:p>
          </table:table-cell>
          <table:table-cell office:value-type="float" office:value="1.09646302250804" calcext:value-type="float">
            <text:p>1.09646302250804</text:p>
          </table:table-cell>
          <table:table-cell office:value-type="float" office:value="1.02341137123746" calcext:value-type="float">
            <text:p>1.02341137123746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0.95" calcext:value-type="float">
            <text:p>0.95</text:p>
          </table:table-cell>
          <table:table-cell office:value-type="float" office:value="1.08191126279864" calcext:value-type="float">
            <text:p>1.08191126279864</text:p>
          </table:table-cell>
          <table:table-cell office:value-type="float" office:value="1.03716216216216" calcext:value-type="float">
            <text:p>1.03716216216216</text:p>
          </table:table-cell>
          <table:table-cell office:value-type="float" office:value="1.02536231884058" calcext:value-type="float">
            <text:p>1.02536231884058</text:p>
          </table:table-cell>
          <table:table-cell table:formula="of:=AVERAGE([.C12:.P12])" office:value-type="float" office:value="1.06482827107853" calcext:value-type="float">
            <text:p>1.06482827107853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.09128065395095" calcext:value-type="float">
            <text:p>1.09128065395095</text:p>
          </table:table-cell>
          <table:table-cell office:value-type="float" office:value="1.04329608938547" calcext:value-type="float">
            <text:p>1.04329608938547</text:p>
          </table:table-cell>
          <table:table-cell office:value-type="float" office:value="1.07832167832168" calcext:value-type="float">
            <text:p>1.07832167832168</text:p>
          </table:table-cell>
          <table:table-cell office:value-type="float" office:value="1.00407608695652" calcext:value-type="float">
            <text:p>1.00407608695652</text:p>
          </table:table-cell>
          <table:table-cell office:value-type="float" office:value="0.99859943977591" calcext:value-type="float">
            <text:p>0.99859943977591</text:p>
          </table:table-cell>
          <table:table-cell office:value-type="float" office:value="1.05790960451977" calcext:value-type="float">
            <text:p>1.05790960451977</text:p>
          </table:table-cell>
          <table:table-cell office:value-type="float" office:value="1.12379642365887" calcext:value-type="float">
            <text:p>1.12379642365887</text:p>
          </table:table-cell>
          <table:table-cell office:value-type="float" office:value="1.10875706214689" calcext:value-type="float">
            <text:p>1.10875706214689</text:p>
          </table:table-cell>
          <table:table-cell office:value-type="float" office:value="1.07173601147776" calcext:value-type="float">
            <text:p>1.07173601147776</text:p>
          </table:table-cell>
          <table:table-cell office:value-type="float" office:value="1.11260053619303" calcext:value-type="float">
            <text:p>1.11260053619303</text:p>
          </table:table-cell>
          <table:table-cell office:value-type="float" office:value="1.09208633093525" calcext:value-type="float">
            <text:p>1.09208633093525</text:p>
          </table:table-cell>
          <table:table-cell office:value-type="float" office:value="1.08670520231214" calcext:value-type="float">
            <text:p>1.08670520231214</text:p>
          </table:table-cell>
          <table:table-cell office:value-type="float" office:value="1.03234501347709" calcext:value-type="float">
            <text:p>1.03234501347709</text:p>
          </table:table-cell>
          <table:table-cell office:value-type="float" office:value="1.02722063037249" calcext:value-type="float">
            <text:p>1.02722063037249</text:p>
          </table:table-cell>
          <table:table-cell table:formula="of:=AVERAGE([.C13:.P13])" office:value-type="float" office:value="1.06633791167742" calcext:value-type="float">
            <text:p>1.0663379116774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07991940899933" calcext:value-type="float">
            <text:p>1.07991940899933</text:p>
          </table:table-cell>
          <table:table-cell office:value-type="float" office:value="1.05083612040134" calcext:value-type="float">
            <text:p>1.05083612040134</text:p>
          </table:table-cell>
          <table:table-cell office:value-type="float" office:value="1.14509536784741" calcext:value-type="float">
            <text:p>1.14509536784741</text:p>
          </table:table-cell>
          <table:table-cell office:value-type="float" office:value="1.08453608247423" calcext:value-type="float">
            <text:p>1.08453608247423</text:p>
          </table:table-cell>
          <table:table-cell office:value-type="float" office:value="1.11720867208672" calcext:value-type="float">
            <text:p>1.11720867208672</text:p>
          </table:table-cell>
          <table:table-cell office:value-type="float" office:value="1.1102581995813" calcext:value-type="float">
            <text:p>1.1102581995813</text:p>
          </table:table-cell>
          <table:table-cell office:value-type="float" office:value="1.06731436502429" calcext:value-type="float">
            <text:p>1.06731436502429</text:p>
          </table:table-cell>
          <table:table-cell office:value-type="float" office:value="1.07956104252401" calcext:value-type="float">
            <text:p>1.07956104252401</text:p>
          </table:table-cell>
          <table:table-cell office:value-type="float" office:value="1.03738953093134" calcext:value-type="float">
            <text:p>1.03738953093134</text:p>
          </table:table-cell>
          <table:table-cell office:value-type="float" office:value="1.06440677966102" calcext:value-type="float">
            <text:p>1.06440677966102</text:p>
          </table:table-cell>
          <table:table-cell office:value-type="float" office:value="1.0347764371895" calcext:value-type="float">
            <text:p>1.0347764371895</text:p>
          </table:table-cell>
          <table:table-cell office:value-type="float" office:value="1.07303370786517" calcext:value-type="float">
            <text:p>1.07303370786517</text:p>
          </table:table-cell>
          <table:table-cell office:value-type="float" office:value="1.0944669365722" calcext:value-type="float">
            <text:p>1.0944669365722</text:p>
          </table:table-cell>
          <table:table-cell office:value-type="float" office:value="1.06352459016393" calcext:value-type="float">
            <text:p>1.06352459016393</text:p>
          </table:table-cell>
          <table:table-cell table:formula="of:=AVERAGE([.C14:.P14])" office:value-type="float" office:value="1.07873766009441" calcext:value-type="float">
            <text:p>1.0787376600944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04334470989761" calcext:value-type="float">
            <text:p>1.04334470989761</text:p>
          </table:table-cell>
          <table:table-cell office:value-type="float" office:value="1.06422651933702" calcext:value-type="float">
            <text:p>1.06422651933702</text:p>
          </table:table-cell>
          <table:table-cell office:value-type="float" office:value="1.07781967775111" calcext:value-type="float">
            <text:p>1.07781967775111</text:p>
          </table:table-cell>
          <table:table-cell office:value-type="float" office:value="1.0853573907009" calcext:value-type="float">
            <text:p>1.0853573907009</text:p>
          </table:table-cell>
          <table:table-cell office:value-type="float" office:value="1.08356545961003" calcext:value-type="float">
            <text:p>1.08356545961003</text:p>
          </table:table-cell>
          <table:table-cell office:value-type="float" office:value="1.11905600563579" calcext:value-type="float">
            <text:p>1.11905600563579</text:p>
          </table:table-cell>
          <table:table-cell office:value-type="float" office:value="1.08846815834768" calcext:value-type="float">
            <text:p>1.08846815834768</text:p>
          </table:table-cell>
          <table:table-cell office:value-type="float" office:value="1.08356643356643" calcext:value-type="float">
            <text:p>1.08356643356643</text:p>
          </table:table-cell>
          <table:table-cell office:value-type="float" office:value="1.06829440905874" calcext:value-type="float">
            <text:p>1.06829440905874</text:p>
          </table:table-cell>
          <table:table-cell office:value-type="float" office:value="1.13313313313313" calcext:value-type="float">
            <text:p>1.13313313313313</text:p>
          </table:table-cell>
          <table:table-cell office:value-type="float" office:value="1.05291908501195" calcext:value-type="float">
            <text:p>1.05291908501195</text:p>
          </table:table-cell>
          <table:table-cell office:value-type="float" office:value="1.02941176470588" calcext:value-type="float">
            <text:p>1.02941176470588</text:p>
          </table:table-cell>
          <table:table-cell office:value-type="float" office:value="1.06889495225102" calcext:value-type="float">
            <text:p>1.06889495225102</text:p>
          </table:table-cell>
          <table:table-cell office:value-type="float" office:value="1.02542372881356" calcext:value-type="float">
            <text:p>1.02542372881356</text:p>
          </table:table-cell>
          <table:table-cell table:formula="of:=AVERAGE([.C15:.P15])" office:value-type="float" office:value="1.07310581627292" calcext:value-type="float">
            <text:p>1.07310581627292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.0906566708316" calcext:value-type="float">
            <text:p>1.0906566708316</text:p>
          </table:table-cell>
          <table:table-cell office:value-type="float" office:value="1.12544217687075" calcext:value-type="float">
            <text:p>1.12544217687075</text:p>
          </table:table-cell>
          <table:table-cell office:value-type="float" office:value="1.09764991896272" calcext:value-type="float">
            <text:p>1.09764991896272</text:p>
          </table:table-cell>
          <table:table-cell office:value-type="float" office:value="1.03781454191575" calcext:value-type="float">
            <text:p>1.03781454191575</text:p>
          </table:table-cell>
          <table:table-cell office:value-type="float" office:value="1.03663997828742" calcext:value-type="float">
            <text:p>1.03663997828742</text:p>
          </table:table-cell>
          <table:table-cell office:value-type="float" office:value="1.06462725644206" calcext:value-type="float">
            <text:p>1.06462725644206</text:p>
          </table:table-cell>
          <table:table-cell office:value-type="float" office:value="1.05973916701725" calcext:value-type="float">
            <text:p>1.05973916701725</text:p>
          </table:table-cell>
          <table:table-cell office:value-type="float" office:value="1.0628215542919" calcext:value-type="float">
            <text:p>1.0628215542919</text:p>
          </table:table-cell>
          <table:table-cell office:value-type="float" office:value="1.03961074561404" calcext:value-type="float">
            <text:p>1.03961074561404</text:p>
          </table:table-cell>
          <table:table-cell office:value-type="float" office:value="1.07463306563279" calcext:value-type="float">
            <text:p>1.07463306563279</text:p>
          </table:table-cell>
          <table:table-cell office:value-type="float" office:value="1.08894430590191" calcext:value-type="float">
            <text:p>1.08894430590191</text:p>
          </table:table-cell>
          <table:table-cell office:value-type="float" office:value="1.11846303232071" calcext:value-type="float">
            <text:p>1.11846303232071</text:p>
          </table:table-cell>
          <table:table-cell office:value-type="float" office:value="1.13812078690329" calcext:value-type="float">
            <text:p>1.13812078690329</text:p>
          </table:table-cell>
          <table:table-cell office:value-type="float" office:value="1.02431446710793" calcext:value-type="float">
            <text:p>1.02431446710793</text:p>
          </table:table-cell>
          <table:table-cell table:formula="of:=AVERAGE([.C16:.P16])" office:value-type="float" office:value="1.07567697629287" calcext:value-type="float">
            <text:p>1.0756769762928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.06228750169999" calcext:value-type="float">
            <text:p>1.06228750169999</text:p>
          </table:table-cell>
          <table:table-cell office:value-type="float" office:value="1.10940525587829" calcext:value-type="float">
            <text:p>1.10940525587829</text:p>
          </table:table-cell>
          <table:table-cell office:value-type="float" office:value="1.01230811782603" calcext:value-type="float">
            <text:p>1.01230811782603</text:p>
          </table:table-cell>
          <table:table-cell office:value-type="float" office:value="1.07669069687607" calcext:value-type="float">
            <text:p>1.07669069687607</text:p>
          </table:table-cell>
          <table:table-cell office:value-type="float" office:value="1.09041652556722" calcext:value-type="float">
            <text:p>1.09041652556722</text:p>
          </table:table-cell>
          <table:table-cell office:value-type="float" office:value="1.1081660899654" calcext:value-type="float">
            <text:p>1.1081660899654</text:p>
          </table:table-cell>
          <table:table-cell office:value-type="float" office:value="1.0995402619114" calcext:value-type="float">
            <text:p>1.0995402619114</text:p>
          </table:table-cell>
          <table:table-cell office:value-type="float" office:value="1.05744358833242" calcext:value-type="float">
            <text:p>1.05744358833242</text:p>
          </table:table-cell>
          <table:table-cell office:value-type="float" office:value="1.10743458396788" calcext:value-type="float">
            <text:p>1.10743458396788</text:p>
          </table:table-cell>
          <table:table-cell office:value-type="float" office:value="1.03485944892847" calcext:value-type="float">
            <text:p>1.03485944892847</text:p>
          </table:table-cell>
          <table:table-cell office:value-type="float" office:value="1.01059466848941" calcext:value-type="float">
            <text:p>1.01059466848941</text:p>
          </table:table-cell>
          <table:table-cell office:value-type="float" office:value="1.10965182297011" calcext:value-type="float">
            <text:p>1.10965182297011</text:p>
          </table:table-cell>
          <table:table-cell office:value-type="float" office:value="1.10947075208914" calcext:value-type="float">
            <text:p>1.10947075208914</text:p>
          </table:table-cell>
          <table:table-cell office:value-type="float" office:value="1.15176543464795" calcext:value-type="float">
            <text:p>1.15176543464795</text:p>
          </table:table-cell>
          <table:table-cell table:formula="of:=AVERAGE([.C17:.P17])" office:value-type="float" office:value="1.0814310535107" calcext:value-type="float">
            <text:p>1.0814310535107</text:p>
          </table:table-cell>
        </table:table-row>
        <table:table-row table:style-name="ro1">
          <table:table-cell table:number-columns-repeated="16"/>
          <table:table-cell table:style-name="ce6" table:formula="of:=AVERAGE([.Q12:.Q17])" office:value-type="float" office:value="1.07335294815447" calcext:value-type="float">
            <text:p>1.07335294815447</text:p>
          </table:table-cell>
        </table:table-row>
        <table:table-row table:style-name="ro1">
          <table:table-cell table:number-columns-repeated="16"/>
          <table:table-cell table:style-name="Default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style-name="ce2" office:value-type="string" calcext:value-type="string" table:number-columns-spanned="14" table:number-rows-spanned="1">
            <text:p>JOIN</text:p>
          </table:table-cell>
          <table:covered-table-cell table:number-columns-repeated="13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table:formula="of:=1000*2500" office:value-type="float" office:value="2500000" calcext:value-type="float">
            <text:p>2500000</text:p>
          </table:table-cell>
          <table:table-cell office:value-type="float" office:value="1.29386717221871" calcext:value-type="float">
            <text:p>1.29386717221871</text:p>
          </table:table-cell>
          <table:table-cell office:value-type="float" office:value="1.16602760423047" calcext:value-type="float">
            <text:p>1.16602760423047</text:p>
          </table:table-cell>
          <table:table-cell office:value-type="float" office:value="1.3550129864289" calcext:value-type="float">
            <text:p>1.3550129864289</text:p>
          </table:table-cell>
          <table:table-cell office:value-type="float" office:value="1.21673879793151" calcext:value-type="float">
            <text:p>1.21673879793151</text:p>
          </table:table-cell>
          <table:table-cell office:value-type="float" office:value="1.31784261290912" calcext:value-type="float">
            <text:p>1.31784261290912</text:p>
          </table:table-cell>
          <table:table-cell office:value-type="float" office:value="0.960403758796764" calcext:value-type="float">
            <text:p>0.960403758796764</text:p>
          </table:table-cell>
          <table:table-cell office:value-type="float" office:value="0.955062809957103" calcext:value-type="float">
            <text:p>0.955062809957103</text:p>
          </table:table-cell>
          <table:table-cell office:value-type="float" office:value="1.35504549448146" calcext:value-type="float">
            <text:p>1.35504549448146</text:p>
          </table:table-cell>
          <table:table-cell office:value-type="float" office:value="1.54221133055751" calcext:value-type="float">
            <text:p>1.54221133055751</text:p>
          </table:table-cell>
          <table:table-cell office:value-type="float" office:value="0.993123413752002" calcext:value-type="float">
            <text:p>0.993123413752002</text:p>
          </table:table-cell>
          <table:table-cell office:value-type="float" office:value="1.20134644016387" calcext:value-type="float">
            <text:p>1.20134644016387</text:p>
          </table:table-cell>
          <table:table-cell office:value-type="float" office:value="1.29339579219314" calcext:value-type="float">
            <text:p>1.29339579219314</text:p>
          </table:table-cell>
          <table:table-cell office:value-type="float" office:value="1.15593830364493" calcext:value-type="float">
            <text:p>1.15593830364493</text:p>
          </table:table-cell>
          <table:table-cell office:value-type="float" office:value="1.40061510950841" calcext:value-type="float">
            <text:p>1.40061510950841</text:p>
          </table:table-cell>
          <table:table-cell table:formula="of:=AVERAGE([.C21:.P21])" office:value-type="float" office:value="1.22904511619814" calcext:value-type="float">
            <text:p>1.22904511619814</text:p>
          </table:table-cell>
        </table:table-row>
        <table:table-row table:style-name="ro1">
          <table:table-cell/>
          <table:table-cell table:formula="of:=5000*2500" office:value-type="float" office:value="12500000" calcext:value-type="float">
            <text:p>12500000</text:p>
          </table:table-cell>
          <table:table-cell office:value-type="float" office:value="0.717172384416862" calcext:value-type="float">
            <text:p>0.717172384416862</text:p>
          </table:table-cell>
          <table:table-cell office:value-type="float" office:value="0.989809729682177" calcext:value-type="float">
            <text:p>0.989809729682177</text:p>
          </table:table-cell>
          <table:table-cell office:value-type="float" office:value="1.25095954822088" calcext:value-type="float">
            <text:p>1.25095954822088</text:p>
          </table:table-cell>
          <table:table-cell office:value-type="float" office:value="0.98947949949934" calcext:value-type="float">
            <text:p>0.98947949949934</text:p>
          </table:table-cell>
          <table:table-cell office:value-type="float" office:value="1.07060311997583" calcext:value-type="float">
            <text:p>1.07060311997583</text:p>
          </table:table-cell>
          <table:table-cell office:value-type="float" office:value="0.912601504841973" calcext:value-type="float">
            <text:p>0.912601504841973</text:p>
          </table:table-cell>
          <table:table-cell office:value-type="float" office:value="0.620118489363851" calcext:value-type="float">
            <text:p>0.620118489363851</text:p>
          </table:table-cell>
          <table:table-cell office:value-type="float" office:value="0.805517154967413" calcext:value-type="float">
            <text:p>0.805517154967413</text:p>
          </table:table-cell>
          <table:table-cell office:value-type="float" office:value="0.889394663022424" calcext:value-type="float">
            <text:p>0.889394663022424</text:p>
          </table:table-cell>
          <table:table-cell office:value-type="float" office:value="1.00970457953761" calcext:value-type="float">
            <text:p>1.00970457953761</text:p>
          </table:table-cell>
          <table:table-cell office:value-type="float" office:value="1.21209764151047" calcext:value-type="float">
            <text:p>1.21209764151047</text:p>
          </table:table-cell>
          <table:table-cell office:value-type="float" office:value="0.980323248412982" calcext:value-type="float">
            <text:p>0.980323248412982</text:p>
          </table:table-cell>
          <table:table-cell office:value-type="float" office:value="0.915859647525671" calcext:value-type="float">
            <text:p>0.915859647525671</text:p>
          </table:table-cell>
          <table:table-cell office:value-type="float" office:value="0.942819579702327" calcext:value-type="float">
            <text:p>0.942819579702327</text:p>
          </table:table-cell>
          <table:table-cell table:formula="of:=AVERAGE([.C22:.P22])" office:value-type="float" office:value="0.950461485048558" calcext:value-type="float">
            <text:p>0.950461485048558</text:p>
          </table:table-cell>
        </table:table-row>
        <table:table-row table:style-name="ro1">
          <table:table-cell/>
          <table:table-cell table:formula="of:=5000*10000" office:value-type="float" office:value="50000000" calcext:value-type="float">
            <text:p>50000000</text:p>
          </table:table-cell>
          <table:table-cell office:value-type="float" office:value="0.756171796183492" calcext:value-type="float">
            <text:p>0.756171796183492</text:p>
          </table:table-cell>
          <table:table-cell office:value-type="float" office:value="1.08347586900347" calcext:value-type="float">
            <text:p>1.08347586900347</text:p>
          </table:table-cell>
          <table:table-cell office:value-type="float" office:value="0.881512260469803" calcext:value-type="float">
            <text:p>0.881512260469803</text:p>
          </table:table-cell>
          <table:table-cell office:value-type="float" office:value="0.889578420221016" calcext:value-type="float">
            <text:p>0.889578420221016</text:p>
          </table:table-cell>
          <table:table-cell office:value-type="float" office:value="1.05434215384381" calcext:value-type="float">
            <text:p>1.05434215384381</text:p>
          </table:table-cell>
          <table:table-cell office:value-type="float" office:value="0.811856613079193" calcext:value-type="float">
            <text:p>0.811856613079193</text:p>
          </table:table-cell>
          <table:table-cell office:value-type="float" office:value="0.691609302719142" calcext:value-type="float">
            <text:p>0.691609302719142</text:p>
          </table:table-cell>
          <table:table-cell office:value-type="float" office:value="0.729799254894859" calcext:value-type="float">
            <text:p>0.729799254894859</text:p>
          </table:table-cell>
          <table:table-cell office:value-type="float" office:value="0.8713184273023" calcext:value-type="float">
            <text:p>0.8713184273023</text:p>
          </table:table-cell>
          <table:table-cell office:value-type="float" office:value="0.917943885076172" calcext:value-type="float">
            <text:p>0.917943885076172</text:p>
          </table:table-cell>
          <table:table-cell office:value-type="float" office:value="1.05164965019556" calcext:value-type="float">
            <text:p>1.05164965019556</text:p>
          </table:table-cell>
          <table:table-cell office:value-type="float" office:value="0.844358405643617" calcext:value-type="float">
            <text:p>0.844358405643617</text:p>
          </table:table-cell>
          <table:table-cell office:value-type="float" office:value="0.830296433889969" calcext:value-type="float">
            <text:p>0.830296433889969</text:p>
          </table:table-cell>
          <table:table-cell office:value-type="float" office:value="0.961906173239954" calcext:value-type="float">
            <text:p>0.961906173239954</text:p>
          </table:table-cell>
          <table:table-cell table:formula="of:=AVERAGE([.C23:.P23])" office:value-type="float" office:value="0.883987046125883" calcext:value-type="float">
            <text:p>0.883987046125883</text:p>
          </table:table-cell>
        </table:table-row>
        <table:table-row table:style-name="ro1">
          <table:table-cell/>
          <table:table-cell table:formula="of:=5000*2500" office:value-type="float" office:value="12500000" calcext:value-type="float">
            <text:p>12500000</text:p>
          </table:table-cell>
          <table:table-cell office:value-type="float" office:value="0.717172384416862" calcext:value-type="float">
            <text:p>0.717172384416862</text:p>
          </table:table-cell>
          <table:table-cell office:value-type="float" office:value="0.989809729682177" calcext:value-type="float">
            <text:p>0.989809729682177</text:p>
          </table:table-cell>
          <table:table-cell office:value-type="float" office:value="1.25095954822088" calcext:value-type="float">
            <text:p>1.25095954822088</text:p>
          </table:table-cell>
          <table:table-cell office:value-type="float" office:value="0.98947949949934" calcext:value-type="float">
            <text:p>0.98947949949934</text:p>
          </table:table-cell>
          <table:table-cell office:value-type="float" office:value="1.07060311997583" calcext:value-type="float">
            <text:p>1.07060311997583</text:p>
          </table:table-cell>
          <table:table-cell office:value-type="float" office:value="0.912601504841973" calcext:value-type="float">
            <text:p>0.912601504841973</text:p>
          </table:table-cell>
          <table:table-cell office:value-type="float" office:value="0.620118489363851" calcext:value-type="float">
            <text:p>0.620118489363851</text:p>
          </table:table-cell>
          <table:table-cell office:value-type="float" office:value="0.805517154967413" calcext:value-type="float">
            <text:p>0.805517154967413</text:p>
          </table:table-cell>
          <table:table-cell office:value-type="float" office:value="0.889394663022424" calcext:value-type="float">
            <text:p>0.889394663022424</text:p>
          </table:table-cell>
          <table:table-cell office:value-type="float" office:value="1.00970457953761" calcext:value-type="float">
            <text:p>1.00970457953761</text:p>
          </table:table-cell>
          <table:table-cell office:value-type="float" office:value="1.21209764151047" calcext:value-type="float">
            <text:p>1.21209764151047</text:p>
          </table:table-cell>
          <table:table-cell office:value-type="float" office:value="0.980323248412982" calcext:value-type="float">
            <text:p>0.980323248412982</text:p>
          </table:table-cell>
          <table:table-cell office:value-type="float" office:value="0.915859647525671" calcext:value-type="float">
            <text:p>0.915859647525671</text:p>
          </table:table-cell>
          <table:table-cell office:value-type="float" office:value="0.942819579702327" calcext:value-type="float">
            <text:p>0.942819579702327</text:p>
          </table:table-cell>
          <table:table-cell table:formula="of:=AVERAGE([.C24:.P24])" office:value-type="float" office:value="0.950461485048558" calcext:value-type="float">
            <text:p>0.950461485048558</text:p>
          </table:table-cell>
        </table:table-row>
        <table:table-row table:style-name="ro1">
          <table:table-cell/>
          <table:table-cell table:formula="of:=1000*5000" office:value-type="float" office:value="5000000" calcext:value-type="float">
            <text:p>5000000</text:p>
          </table:table-cell>
          <table:table-cell office:value-type="float" office:value="0.907164342357123" calcext:value-type="float">
            <text:p>0.907164342357123</text:p>
          </table:table-cell>
          <table:table-cell office:value-type="float" office:value="1.06548555581898" calcext:value-type="float">
            <text:p>1.06548555581898</text:p>
          </table:table-cell>
          <table:table-cell office:value-type="float" office:value="1.11401467943312" calcext:value-type="float">
            <text:p>1.11401467943312</text:p>
          </table:table-cell>
          <table:table-cell office:value-type="float" office:value="1.11794022473542" calcext:value-type="float">
            <text:p>1.11794022473542</text:p>
          </table:table-cell>
          <table:table-cell office:value-type="float" office:value="1.17081565578868" calcext:value-type="float">
            <text:p>1.17081565578868</text:p>
          </table:table-cell>
          <table:table-cell office:value-type="float" office:value="1.09650045512402" calcext:value-type="float">
            <text:p>1.09650045512402</text:p>
          </table:table-cell>
          <table:table-cell office:value-type="float" office:value="0.990280914510288" calcext:value-type="float">
            <text:p>0.990280914510288</text:p>
          </table:table-cell>
          <table:table-cell office:value-type="float" office:value="1.24015333553739" calcext:value-type="float">
            <text:p>1.24015333553739</text:p>
          </table:table-cell>
          <table:table-cell office:value-type="float" office:value="1.46962633100994" calcext:value-type="float">
            <text:p>1.46962633100994</text:p>
          </table:table-cell>
          <table:table-cell office:value-type="float" office:value="0.910960608698646" calcext:value-type="float">
            <text:p>0.910960608698646</text:p>
          </table:table-cell>
          <table:table-cell office:value-type="float" office:value="1.03130083229731" calcext:value-type="float">
            <text:p>1.03130083229731</text:p>
          </table:table-cell>
          <table:table-cell office:value-type="float" office:value="1.21824456293587" calcext:value-type="float">
            <text:p>1.21824456293587</text:p>
          </table:table-cell>
          <table:table-cell office:value-type="float" office:value="1.10991658478295" calcext:value-type="float">
            <text:p>1.10991658478295</text:p>
          </table:table-cell>
          <table:table-cell office:value-type="float" office:value="1.44724613208274" calcext:value-type="float">
            <text:p>1.44724613208274</text:p>
          </table:table-cell>
          <table:table-cell table:formula="of:=AVERAGE([.C25:.P25])" office:value-type="float" office:value="1.13497501536518" calcext:value-type="float">
            <text:p>1.13497501536518</text:p>
          </table:table-cell>
        </table:table-row>
        <table:table-row table:style-name="ro1">
          <table:table-cell/>
          <table:table-cell table:formula="of:=1000*10000" office:value-type="float" office:value="10000000" calcext:value-type="float">
            <text:p>10000000</text:p>
          </table:table-cell>
          <table:table-cell office:value-type="float" office:value="1.35129950144534" calcext:value-type="float">
            <text:p>1.35129950144534</text:p>
          </table:table-cell>
          <table:table-cell office:value-type="float" office:value="1.15427977807123" calcext:value-type="float">
            <text:p>1.15427977807123</text:p>
          </table:table-cell>
          <table:table-cell office:value-type="float" office:value="1.0849562353953" calcext:value-type="float">
            <text:p>1.0849562353953</text:p>
          </table:table-cell>
          <table:table-cell office:value-type="float" office:value="1.08265248312613" calcext:value-type="float">
            <text:p>1.08265248312613</text:p>
          </table:table-cell>
          <table:table-cell office:value-type="float" office:value="1.16762398863566" calcext:value-type="float">
            <text:p>1.16762398863566</text:p>
          </table:table-cell>
          <table:table-cell office:value-type="float" office:value="0.930981659143284" calcext:value-type="float">
            <text:p>0.930981659143284</text:p>
          </table:table-cell>
          <table:table-cell office:value-type="float" office:value="0.982246911735358" calcext:value-type="float">
            <text:p>0.982246911735358</text:p>
          </table:table-cell>
          <table:table-cell office:value-type="float" office:value="1.22549378481145" calcext:value-type="float">
            <text:p>1.22549378481145</text:p>
          </table:table-cell>
          <table:table-cell office:value-type="float" office:value="1.48712972766521" calcext:value-type="float">
            <text:p>1.48712972766521</text:p>
          </table:table-cell>
          <table:table-cell office:value-type="float" office:value="0.897588905773963" calcext:value-type="float">
            <text:p>0.897588905773963</text:p>
          </table:table-cell>
          <table:table-cell office:value-type="float" office:value="1.02773484854615" calcext:value-type="float">
            <text:p>1.02773484854615</text:p>
          </table:table-cell>
          <table:table-cell office:value-type="float" office:value="1.17478673928722" calcext:value-type="float">
            <text:p>1.17478673928722</text:p>
          </table:table-cell>
          <table:table-cell office:value-type="float" office:value="1.07487555878809" calcext:value-type="float">
            <text:p>1.07487555878809</text:p>
          </table:table-cell>
          <table:table-cell office:value-type="float" office:value="1.35291444710093" calcext:value-type="float">
            <text:p>1.35291444710093</text:p>
          </table:table-cell>
          <table:table-cell table:formula="of:=AVERAGE([.C26:.P26])" office:value-type="float" office:value="1.14246889782324" calcext:value-type="float">
            <text:p>1.14246889782324</text:p>
          </table:table-cell>
        </table:table-row>
        <table:table-row table:style-name="ro1">
          <table:table-cell table:number-columns-repeated="16"/>
          <table:table-cell table:style-name="ce6" table:formula="of:=AVERAGE([.Q21:.Q26])" office:value-type="float" office:value="1.04856650760159" calcext:value-type="float">
            <text:p>1.04856650760159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style-name="ce2" office:value-type="string" calcext:value-type="string" table:number-columns-spanned="10" table:number-rows-spanned="1">
            <text:p>JOIN</text:p>
          </table:table-cell>
          <table:covered-table-cell table:number-columns-repeated="9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table:formula="of:=1000*2500" office:value-type="float" office:value="2500000" calcext:value-type="float">
            <text:p>2500000</text:p>
          </table:table-cell>
          <table:table-cell office:value-type="float" office:value="1.20798215278848" calcext:value-type="float">
            <text:p>1.20798215278848</text:p>
          </table:table-cell>
          <table:table-cell office:value-type="float" office:value="1.21124089691904" calcext:value-type="float">
            <text:p>1.21124089691904</text:p>
          </table:table-cell>
          <table:table-cell office:value-type="float" office:value="1.19001038641065" calcext:value-type="float">
            <text:p>1.19001038641065</text:p>
          </table:table-cell>
          <table:table-cell office:value-type="float" office:value="1.20857956127595" calcext:value-type="float">
            <text:p>1.20857956127595</text:p>
          </table:table-cell>
          <table:table-cell office:value-type="float" office:value="1.19585812147909" calcext:value-type="float">
            <text:p>1.19585812147909</text:p>
          </table:table-cell>
          <table:table-cell office:value-type="float" office:value="1.19833153903158" calcext:value-type="float">
            <text:p>1.19833153903158</text:p>
          </table:table-cell>
          <table:table-cell office:value-type="float" office:value="1.1900585365993" calcext:value-type="float">
            <text:p>1.1900585365993</text:p>
          </table:table-cell>
          <table:table-cell office:value-type="float" office:value="1.22970736899681" calcext:value-type="float">
            <text:p>1.22970736899681</text:p>
          </table:table-cell>
          <table:table-cell table:number-columns-repeated="2" office:value-type="float" office:value="1.20518170283497" calcext:value-type="float">
            <text:p>1.20518170283497</text:p>
          </table:table-cell>
          <table:table-cell table:formula="of:=AVERAGE([.C3:.L3])" office:value-type="float" office:value="1.20421319691709" calcext:value-type="float">
            <text:p>1.20421319691709</text:p>
          </table:table-cell>
        </table:table-row>
        <table:table-row table:style-name="ro1">
          <table:table-cell/>
          <table:table-cell table:formula="of:=5000*2500" office:value-type="float" office:value="12500000" calcext:value-type="float">
            <text:p>12500000</text:p>
          </table:table-cell>
          <table:table-cell office:value-type="float" office:value="1.20526246518599" calcext:value-type="float">
            <text:p>1.20526246518599</text:p>
          </table:table-cell>
          <table:table-cell office:value-type="float" office:value="1.19553192419333" calcext:value-type="float">
            <text:p>1.19553192419333</text:p>
          </table:table-cell>
          <table:table-cell office:value-type="float" office:value="1.20262395228604" calcext:value-type="float">
            <text:p>1.20262395228604</text:p>
          </table:table-cell>
          <table:table-cell office:value-type="float" office:value="1.20506528465281" calcext:value-type="float">
            <text:p>1.20506528465281</text:p>
          </table:table-cell>
          <table:table-cell office:value-type="float" office:value="1.20568144102274" calcext:value-type="float">
            <text:p>1.20568144102274</text:p>
          </table:table-cell>
          <table:table-cell office:value-type="float" office:value="1.19251743961354" calcext:value-type="float">
            <text:p>1.19251743961354</text:p>
          </table:table-cell>
          <table:table-cell office:value-type="float" office:value="1.20210963509145" calcext:value-type="float">
            <text:p>1.20210963509145</text:p>
          </table:table-cell>
          <table:table-cell office:value-type="float" office:value="1.2095786631098" calcext:value-type="float">
            <text:p>1.2095786631098</text:p>
          </table:table-cell>
          <table:table-cell table:number-columns-repeated="2" office:value-type="float" office:value="1.20437699505049" calcext:value-type="float">
            <text:p>1.20437699505049</text:p>
          </table:table-cell>
          <table:table-cell table:formula="of:=AVERAGE([.C4:.L4])" office:value-type="float" office:value="1.20271247952567" calcext:value-type="float">
            <text:p>1.20271247952567</text:p>
          </table:table-cell>
        </table:table-row>
        <table:table-row table:style-name="ro1">
          <table:table-cell/>
          <table:table-cell table:formula="of:=5000*10000" office:value-type="float" office:value="50000000" calcext:value-type="float">
            <text:p>50000000</text:p>
          </table:table-cell>
          <table:table-cell office:value-type="float" office:value="1.19704592050102" calcext:value-type="float">
            <text:p>1.19704592050102</text:p>
          </table:table-cell>
          <table:table-cell office:value-type="float" office:value="1.19849109970547" calcext:value-type="float">
            <text:p>1.19849109970547</text:p>
          </table:table-cell>
          <table:table-cell office:value-type="float" office:value="1.20556106028131" calcext:value-type="float">
            <text:p>1.20556106028131</text:p>
          </table:table-cell>
          <table:table-cell office:value-type="float" office:value="1.20695646254579" calcext:value-type="float">
            <text:p>1.20695646254579</text:p>
          </table:table-cell>
          <table:table-cell office:value-type="float" office:value="1.20097808616119" calcext:value-type="float">
            <text:p>1.20097808616119</text:p>
          </table:table-cell>
          <table:table-cell office:value-type="float" office:value="1.20294372840957" calcext:value-type="float">
            <text:p>1.20294372840957</text:p>
          </table:table-cell>
          <table:table-cell office:value-type="float" office:value="1.20466194535557" calcext:value-type="float">
            <text:p>1.20466194535557</text:p>
          </table:table-cell>
          <table:table-cell office:value-type="float" office:value="1.19960009171662" calcext:value-type="float">
            <text:p>1.19960009171662</text:p>
          </table:table-cell>
          <table:table-cell table:number-columns-repeated="2" office:value-type="float" office:value="1.19376524109927" calcext:value-type="float">
            <text:p>1.19376524109927</text:p>
          </table:table-cell>
          <table:table-cell table:formula="of:=AVERAGE([.C5:.L5])" office:value-type="float" office:value="1.20037688768751" calcext:value-type="float">
            <text:p>1.20037688768751</text:p>
          </table:table-cell>
        </table:table-row>
        <table:table-row table:style-name="ro1">
          <table:table-cell/>
          <table:table-cell table:formula="of:=5000*2500" office:value-type="float" office:value="12500000" calcext:value-type="float">
            <text:p>12500000</text:p>
          </table:table-cell>
          <table:table-cell office:value-type="float" office:value="1.20526246518599" calcext:value-type="float">
            <text:p>1.20526246518599</text:p>
          </table:table-cell>
          <table:table-cell office:value-type="float" office:value="1.19553192419333" calcext:value-type="float">
            <text:p>1.19553192419333</text:p>
          </table:table-cell>
          <table:table-cell office:value-type="float" office:value="1.20262395228604" calcext:value-type="float">
            <text:p>1.20262395228604</text:p>
          </table:table-cell>
          <table:table-cell office:value-type="float" office:value="1.20506528465281" calcext:value-type="float">
            <text:p>1.20506528465281</text:p>
          </table:table-cell>
          <table:table-cell office:value-type="float" office:value="1.20568144102274" calcext:value-type="float">
            <text:p>1.20568144102274</text:p>
          </table:table-cell>
          <table:table-cell office:value-type="float" office:value="1.19251743961354" calcext:value-type="float">
            <text:p>1.19251743961354</text:p>
          </table:table-cell>
          <table:table-cell office:value-type="float" office:value="1.20210963509145" calcext:value-type="float">
            <text:p>1.20210963509145</text:p>
          </table:table-cell>
          <table:table-cell office:value-type="float" office:value="1.2095786631098" calcext:value-type="float">
            <text:p>1.2095786631098</text:p>
          </table:table-cell>
          <table:table-cell table:number-columns-repeated="2" office:value-type="float" office:value="1.20437699505049" calcext:value-type="float">
            <text:p>1.20437699505049</text:p>
          </table:table-cell>
          <table:table-cell table:formula="of:=AVERAGE([.C6:.L6])" office:value-type="float" office:value="1.20271247952567" calcext:value-type="float">
            <text:p>1.20271247952567</text:p>
          </table:table-cell>
        </table:table-row>
        <table:table-row table:style-name="ro1">
          <table:table-cell/>
          <table:table-cell table:formula="of:=1000*5000" office:value-type="float" office:value="5000000" calcext:value-type="float">
            <text:p>5000000</text:p>
          </table:table-cell>
          <table:table-cell office:value-type="float" office:value="1.19265249731892" calcext:value-type="float">
            <text:p>1.19265249731892</text:p>
          </table:table-cell>
          <table:table-cell office:value-type="float" office:value="1.21447774056618" calcext:value-type="float">
            <text:p>1.21447774056618</text:p>
          </table:table-cell>
          <table:table-cell office:value-type="float" office:value="1.19175619337817" calcext:value-type="float">
            <text:p>1.19175619337817</text:p>
          </table:table-cell>
          <table:table-cell office:value-type="float" office:value="1.21053504438427" calcext:value-type="float">
            <text:p>1.21053504438427</text:p>
          </table:table-cell>
          <table:table-cell office:value-type="float" office:value="1.19451564421304" calcext:value-type="float">
            <text:p>1.19451564421304</text:p>
          </table:table-cell>
          <table:table-cell office:value-type="float" office:value="1.2037701116882" calcext:value-type="float">
            <text:p>1.2037701116882</text:p>
          </table:table-cell>
          <table:table-cell office:value-type="float" office:value="1.19583123664257" calcext:value-type="float">
            <text:p>1.19583123664257</text:p>
          </table:table-cell>
          <table:table-cell office:value-type="float" office:value="1.21849074324767" calcext:value-type="float">
            <text:p>1.21849074324767</text:p>
          </table:table-cell>
          <table:table-cell table:number-columns-repeated="2" office:value-type="float" office:value="1.20029632915774" calcext:value-type="float">
            <text:p>1.20029632915774</text:p>
          </table:table-cell>
          <table:table-cell table:formula="of:=AVERAGE([.C7:.L7])" office:value-type="float" office:value="1.20226218697545" calcext:value-type="float">
            <text:p>1.20226218697545</text:p>
          </table:table-cell>
        </table:table-row>
        <table:table-row table:style-name="ro1">
          <table:table-cell/>
          <table:table-cell table:formula="of:=1000*10000" office:value-type="float" office:value="10000000" calcext:value-type="float">
            <text:p>10000000</text:p>
          </table:table-cell>
          <table:table-cell office:value-type="float" office:value="1.19960950311455" calcext:value-type="float">
            <text:p>1.19960950311455</text:p>
          </table:table-cell>
          <table:table-cell office:value-type="float" office:value="1.21417279621567" calcext:value-type="float">
            <text:p>1.21417279621567</text:p>
          </table:table-cell>
          <table:table-cell office:value-type="float" office:value="1.19280613846666" calcext:value-type="float">
            <text:p>1.19280613846666</text:p>
          </table:table-cell>
          <table:table-cell office:value-type="float" office:value="1.21053621670148" calcext:value-type="float">
            <text:p>1.21053621670148</text:p>
          </table:table-cell>
          <table:table-cell office:value-type="float" office:value="1.19124411748764" calcext:value-type="float">
            <text:p>1.19124411748764</text:p>
          </table:table-cell>
          <table:table-cell office:value-type="float" office:value="1.20889792392333" calcext:value-type="float">
            <text:p>1.20889792392333</text:p>
          </table:table-cell>
          <table:table-cell office:value-type="float" office:value="1.19241869731596" calcext:value-type="float">
            <text:p>1.19241869731596</text:p>
          </table:table-cell>
          <table:table-cell office:value-type="float" office:value="1.22051718683482" calcext:value-type="float">
            <text:p>1.22051718683482</text:p>
          </table:table-cell>
          <table:table-cell table:number-columns-repeated="2" office:value-type="float" office:value="1.19449138795599" calcext:value-type="float">
            <text:p>1.19449138795599</text:p>
          </table:table-cell>
          <table:table-cell table:formula="of:=AVERAGE([.C8:.L8])" office:value-type="float" office:value="1.20191853559721" calcext:value-type="float">
            <text:p>1.20191853559721</text:p>
          </table:table-cell>
        </table:table-row>
        <table:table-row table:style-name="ro1">
          <table:table-cell table:number-columns-repeated="12"/>
          <table:table-cell table:style-name="ce7" table:formula="of:=AVERAGE([.M3:.M8])" office:value-type="float" office:value="1.2023659610381" calcext:value-type="float">
            <text:p>1.202365961038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style-name="ce2" office:value-type="string" calcext:value-type="string" table:number-columns-spanned="10" table:number-rows-spanned="1">
            <text:p>LEFT OF</text:p>
          </table:table-cell>
          <table:covered-table-cell table:number-columns-repeated="9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18094089264174" calcext:value-type="float">
            <text:p>1.18094089264174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82222222222222" calcext:value-type="float">
            <text:p>1.82222222222222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80995475113122" calcext:value-type="float">
            <text:p>1.80995475113122</text:p>
          </table:table-cell>
          <table:table-cell office:value-type="float" office:value="1.59915611814346" calcext:value-type="float">
            <text:p>1.59915611814346</text:p>
          </table:table-cell>
          <table:table-cell office:value-type="float" office:value="1.78504672897196" calcext:value-type="float">
            <text:p>1.78504672897196</text:p>
          </table:table-cell>
          <table:table-cell office:value-type="float" office:value="1.44444444444444" calcext:value-type="float">
            <text:p>1.44444444444444</text:p>
          </table:table-cell>
          <table:table-cell table:number-columns-repeated="2"/>
          <table:table-cell table:formula="of:=AVERAGE([.C12:.J12])" office:value-type="float" office:value="1.61891112088486" calcext:value-type="float">
            <text:p>1.6189111208848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.17877629063098" calcext:value-type="float">
            <text:p>1.17877629063098</text:p>
          </table:table-cell>
          <table:table-cell office:value-type="float" office:value="1.6" calcext:value-type="float">
            <text:p>1.6</text:p>
          </table:table-cell>
          <table:table-cell office:value-type="float" office:value="1.69717138103161" calcext:value-type="float">
            <text:p>1.69717138103161</text:p>
          </table:table-cell>
          <table:table-cell office:value-type="float" office:value="1.74523396880416" calcext:value-type="float">
            <text:p>1.74523396880416</text:p>
          </table:table-cell>
          <table:table-cell office:value-type="float" office:value="1.68888888888889" calcext:value-type="float">
            <text:p>1.68888888888889</text:p>
          </table:table-cell>
          <table:table-cell office:value-type="float" office:value="1.72680412371134" calcext:value-type="float">
            <text:p>1.72680412371134</text:p>
          </table:table-cell>
          <table:table-cell office:value-type="float" office:value="1.65950413223141" calcext:value-type="float">
            <text:p>1.65950413223141</text:p>
          </table:table-cell>
          <table:table-cell office:value-type="float" office:value="2.19230769230769" calcext:value-type="float">
            <text:p>2.19230769230769</text:p>
          </table:table-cell>
          <table:table-cell table:number-columns-repeated="2"/>
          <table:table-cell table:formula="of:=AVERAGE([.C13:.J13])" office:value-type="float" office:value="1.68608580970076" calcext:value-type="float">
            <text:p>1.6860858097007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17713058009071" calcext:value-type="float">
            <text:p>1.17713058009071</text:p>
          </table:table-cell>
          <table:table-cell office:value-type="float" office:value="1.54878048780488" calcext:value-type="float">
            <text:p>1.54878048780488</text:p>
          </table:table-cell>
          <table:table-cell office:value-type="float" office:value="1.67671691792295" calcext:value-type="float">
            <text:p>1.67671691792295</text:p>
          </table:table-cell>
          <table:table-cell office:value-type="float" office:value="1.70104895104895" calcext:value-type="float">
            <text:p>1.70104895104895</text:p>
          </table:table-cell>
          <table:table-cell office:value-type="float" office:value="1.70976253298153" calcext:value-type="float">
            <text:p>1.70976253298153</text:p>
          </table:table-cell>
          <table:table-cell office:value-type="float" office:value="1.6919795221843" calcext:value-type="float">
            <text:p>1.6919795221843</text:p>
          </table:table-cell>
          <table:table-cell office:value-type="float" office:value="1.69484361792054" calcext:value-type="float">
            <text:p>1.69484361792054</text:p>
          </table:table-cell>
          <table:table-cell office:value-type="float" office:value="1.73333333333333" calcext:value-type="float">
            <text:p>1.73333333333333</text:p>
          </table:table-cell>
          <table:table-cell table:number-columns-repeated="2"/>
          <table:table-cell table:formula="of:=AVERAGE([.C14:.J14])" office:value-type="float" office:value="1.6166994929109" calcext:value-type="float">
            <text:p>1.616699492910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18321527194141" calcext:value-type="float">
            <text:p>1.18321527194141</text:p>
          </table:table-cell>
          <table:table-cell office:value-type="float" office:value="2.10714285714286" calcext:value-type="float">
            <text:p>2.10714285714286</text:p>
          </table:table-cell>
          <table:table-cell office:value-type="float" office:value="1.69090909090909" calcext:value-type="float">
            <text:p>1.69090909090909</text:p>
          </table:table-cell>
          <table:table-cell office:value-type="float" office:value="1.68607594936709" calcext:value-type="float">
            <text:p>1.68607594936709</text:p>
          </table:table-cell>
          <table:table-cell office:value-type="float" office:value="1.74165953806672" calcext:value-type="float">
            <text:p>1.74165953806672</text:p>
          </table:table-cell>
          <table:table-cell office:value-type="float" office:value="1.69017094017094" calcext:value-type="float">
            <text:p>1.69017094017094</text:p>
          </table:table-cell>
          <table:table-cell office:value-type="float" office:value="1.67704441677044" calcext:value-type="float">
            <text:p>1.67704441677044</text:p>
          </table:table-cell>
          <table:table-cell office:value-type="float" office:value="1.58333333333333" calcext:value-type="float">
            <text:p>1.58333333333333</text:p>
          </table:table-cell>
          <table:table-cell table:number-columns-repeated="2"/>
          <table:table-cell table:formula="of:=AVERAGE([.C15:.J15])" office:value-type="float" office:value="1.66994392471274" calcext:value-type="float">
            <text:p>1.6699439247127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.18096385542169" calcext:value-type="float">
            <text:p>1.18096385542169</text:p>
          </table:table-cell>
          <table:table-cell office:value-type="float" office:value="1.69971671388102" calcext:value-type="float">
            <text:p>1.69971671388102</text:p>
          </table:table-cell>
          <table:table-cell office:value-type="float" office:value="1.74018495899494" calcext:value-type="float">
            <text:p>1.74018495899494</text:p>
          </table:table-cell>
          <table:table-cell office:value-type="float" office:value="1.74218207088256" calcext:value-type="float">
            <text:p>1.74218207088256</text:p>
          </table:table-cell>
          <table:table-cell office:value-type="float" office:value="1.67744652181236" calcext:value-type="float">
            <text:p>1.67744652181236</text:p>
          </table:table-cell>
          <table:table-cell office:value-type="float" office:value="1.71083718541346" calcext:value-type="float">
            <text:p>1.71083718541346</text:p>
          </table:table-cell>
          <table:table-cell office:value-type="float" office:value="1.71664943123061" calcext:value-type="float">
            <text:p>1.71664943123061</text:p>
          </table:table-cell>
          <table:table-cell office:value-type="float" office:value="1.75964391691395" calcext:value-type="float">
            <text:p>1.75964391691395</text:p>
          </table:table-cell>
          <table:table-cell table:number-columns-repeated="2"/>
          <table:table-cell table:formula="of:=AVERAGE([.C16:.J16])" office:value-type="float" office:value="1.65345308181882" calcext:value-type="float">
            <text:p>1.6534530818188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.18071738083775" calcext:value-type="float">
            <text:p>1.18071738083775</text:p>
          </table:table-cell>
          <table:table-cell office:value-type="float" office:value="1.80688622754491" calcext:value-type="float">
            <text:p>1.80688622754491</text:p>
          </table:table-cell>
          <table:table-cell office:value-type="float" office:value="1.7245770102913" calcext:value-type="float">
            <text:p>1.7245770102913</text:p>
          </table:table-cell>
          <table:table-cell office:value-type="float" office:value="1.71938599517075" calcext:value-type="float">
            <text:p>1.71938599517075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1.71536740664257" calcext:value-type="float">
            <text:p>1.71536740664257</text:p>
          </table:table-cell>
          <table:table-cell office:value-type="float" office:value="1.72341712015203" calcext:value-type="float">
            <text:p>1.72341712015203</text:p>
          </table:table-cell>
          <table:table-cell office:value-type="float" office:value="1.94022617124394" calcext:value-type="float">
            <text:p>1.94022617124394</text:p>
          </table:table-cell>
          <table:table-cell table:number-columns-repeated="2"/>
          <table:table-cell table:formula="of:=AVERAGE([.C17:.J17])" office:value-type="float" office:value="1.69159994176318" calcext:value-type="float">
            <text:p>1.69159994176318</text:p>
          </table:table-cell>
        </table:table-row>
        <table:table-row table:style-name="ro1">
          <table:table-cell table:number-columns-repeated="12"/>
          <table:table-cell table:style-name="ce7" table:formula="of:=AVERAGE([.M12:.M17])" office:value-type="float" office:value="1.65611556196521" calcext:value-type="float">
            <text:p>1.6561155619652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style-name="ce2" office:value-type="string" calcext:value-type="string" table:number-columns-spanned="10" table:number-rows-spanned="1">
            <text:p>OVERLAPS</text:p>
          </table:table-cell>
          <table:covered-table-cell table:number-columns-repeated="9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08855291576674" calcext:value-type="float">
            <text:p>0.308855291576674</text:p>
          </table:table-cell>
          <table:table-cell office:value-type="float" office:value="0.307174887892377" calcext:value-type="float">
            <text:p>0.307174887892377</text:p>
          </table:table-cell>
          <table:table-cell office:value-type="float" office:value="0.656050955414013" calcext:value-type="float">
            <text:p>0.656050955414013</text:p>
          </table:table-cell>
          <table:table-cell office:value-type="float" office:value="0.684141546526868" calcext:value-type="float">
            <text:p>0.684141546526868</text:p>
          </table:table-cell>
          <table:table-cell office:value-type="float" office:value="0.523736600306279" calcext:value-type="float">
            <text:p>0.523736600306279</text:p>
          </table:table-cell>
          <table:table-cell office:value-type="float" office:value="0.25164113785558" calcext:value-type="float">
            <text:p>0.2516411378555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.891" calcext:value-type="float">
            <text:p>0.891</text:p>
          </table:table-cell>
          <table:table-cell table:formula="of:=AVERAGE([.C21:.J21])" office:value-type="float" office:value="0.569575052446474" calcext:value-type="float">
            <text:p>0.5695750524464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39316239316239" calcext:value-type="float">
            <text:p>0.339316239316239</text:p>
          </table:table-cell>
          <table:table-cell office:value-type="float" office:value="0.298059964726631" calcext:value-type="float">
            <text:p>0.298059964726631</text:p>
          </table:table-cell>
          <table:table-cell office:value-type="float" office:value="0.678627968337731" calcext:value-type="float">
            <text:p>0.678627968337731</text:p>
          </table:table-cell>
          <table:table-cell office:value-type="float" office:value="0.678142931664058" calcext:value-type="float">
            <text:p>0.678142931664058</text:p>
          </table:table-cell>
          <table:table-cell office:value-type="float" office:value="0.519125683060109" calcext:value-type="float">
            <text:p>0.519125683060109</text:p>
          </table:table-cell>
          <table:table-cell office:value-type="float" office:value="0.232280102476516" calcext:value-type="float">
            <text:p>0.23228010247651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024" calcext:value-type="float">
            <text:p>0.9024</text:p>
          </table:table-cell>
          <table:table-cell table:number-columns-repeated="2" office:value-type="float" office:value="0.902761104441777" calcext:value-type="float">
            <text:p>0.902761104441777</text:p>
          </table:table-cell>
          <table:table-cell table:formula="of:=AVERAGE([.C22:.J22])" office:value-type="float" office:value="0.570094111197661" calcext:value-type="float">
            <text:p>0.57009411119766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332211942809083" calcext:value-type="float">
            <text:p>0.332211942809083</text:p>
          </table:table-cell>
          <table:table-cell office:value-type="float" office:value="0.302016302016302" calcext:value-type="float">
            <text:p>0.302016302016302</text:p>
          </table:table-cell>
          <table:table-cell office:value-type="float" office:value="0.680817610062893" calcext:value-type="float">
            <text:p>0.680817610062893</text:p>
          </table:table-cell>
          <table:table-cell office:value-type="float" office:value="0.677554220015678" calcext:value-type="float">
            <text:p>0.677554220015678</text:p>
          </table:table-cell>
          <table:table-cell office:value-type="float" office:value="0.521174652241113" calcext:value-type="float">
            <text:p>0.521174652241113</text:p>
          </table:table-cell>
          <table:table-cell office:value-type="float" office:value="0.226586102719033" calcext:value-type="float">
            <text:p>0.226586102719033</text:p>
          </table:table-cell>
          <table:table-cell office:value-type="float" office:value="0.912182436487297" calcext:value-type="float">
            <text:p>0.912182436487297</text:p>
          </table:table-cell>
          <table:table-cell office:value-type="float" office:value="0.898579715943188" calcext:value-type="float">
            <text:p>0.898579715943188</text:p>
          </table:table-cell>
          <table:table-cell table:number-columns-repeated="2" office:value-type="float" office:value="0.913548128877326" calcext:value-type="float">
            <text:p>0.913548128877326</text:p>
          </table:table-cell>
          <table:table-cell table:formula="of:=AVERAGE([.C23:.J23])" office:value-type="float" office:value="0.568890372786824" calcext:value-type="float">
            <text:p>0.56889037278682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37560769393363" calcext:value-type="float">
            <text:p>0.337560769393363</text:p>
          </table:table-cell>
          <table:table-cell office:value-type="float" office:value="0.306360882734747" calcext:value-type="float">
            <text:p>0.306360882734747</text:p>
          </table:table-cell>
          <table:table-cell office:value-type="float" office:value="0.67733860342556" calcext:value-type="float">
            <text:p>0.67733860342556</text:p>
          </table:table-cell>
          <table:table-cell office:value-type="float" office:value="0.677284595300261" calcext:value-type="float">
            <text:p>0.677284595300261</text:p>
          </table:table-cell>
          <table:table-cell office:value-type="float" office:value="0.525282663316583" calcext:value-type="float">
            <text:p>0.525282663316583</text:p>
          </table:table-cell>
          <table:table-cell office:value-type="float" office:value="0.260052447552448" calcext:value-type="float">
            <text:p>0.260052447552448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906890689068907" calcext:value-type="float">
            <text:p>0.906890689068907</text:p>
          </table:table-cell>
          <table:table-cell table:number-columns-repeated="2" office:value-type="float" office:value="0.911691169116912" calcext:value-type="float">
            <text:p>0.911691169116912</text:p>
          </table:table-cell>
          <table:table-cell table:formula="of:=AVERAGE([.C24:.J24])" office:value-type="float" office:value="0.574871331348983" calcext:value-type="float">
            <text:p>0.574871331348983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333305312710155" calcext:value-type="float">
            <text:p>0.333305312710155</text:p>
          </table:table-cell>
          <table:table-cell office:value-type="float" office:value="0.301469317199654" calcext:value-type="float">
            <text:p>0.301469317199654</text:p>
          </table:table-cell>
          <table:table-cell office:value-type="float" office:value="0.674081792133368" calcext:value-type="float">
            <text:p>0.674081792133368</text:p>
          </table:table-cell>
          <table:table-cell office:value-type="float" office:value="0.674287503914814" calcext:value-type="float">
            <text:p>0.674287503914814</text:p>
          </table:table-cell>
          <table:table-cell office:value-type="float" office:value="0.524104597843599" calcext:value-type="float">
            <text:p>0.524104597843599</text:p>
          </table:table-cell>
          <table:table-cell office:value-type="float" office:value="0.259703047668664" calcext:value-type="float">
            <text:p>0.259703047668664</text:p>
          </table:table-cell>
          <table:table-cell office:value-type="float" office:value="0.906392511400912" calcext:value-type="float">
            <text:p>0.906392511400912</text:p>
          </table:table-cell>
          <table:table-cell office:value-type="float" office:value="0.909021804360872" calcext:value-type="float">
            <text:p>0.909021804360872</text:p>
          </table:table-cell>
          <table:table-cell table:number-columns-repeated="2" office:value-type="float" office:value="0.903264522323572" calcext:value-type="float">
            <text:p>0.903264522323572</text:p>
          </table:table-cell>
          <table:table-cell table:formula="of:=AVERAGE([.C25:.J25])" office:value-type="float" office:value="0.572795735904005" calcext:value-type="float">
            <text:p>0.572795735904005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332743810005053" calcext:value-type="float">
            <text:p>0.332743810005053</text:p>
          </table:table-cell>
          <table:table-cell office:value-type="float" office:value="0.305680832610581" calcext:value-type="float">
            <text:p>0.305680832610581</text:p>
          </table:table-cell>
          <table:table-cell office:value-type="float" office:value="0.671196147338279" calcext:value-type="float">
            <text:p>0.671196147338279</text:p>
          </table:table-cell>
          <table:table-cell office:value-type="float" office:value="0.675320613074757" calcext:value-type="float">
            <text:p>0.675320613074757</text:p>
          </table:table-cell>
          <table:table-cell office:value-type="float" office:value="0.521599605035794" calcext:value-type="float">
            <text:p>0.521599605035794</text:p>
          </table:table-cell>
          <table:table-cell office:value-type="float" office:value="0.260058966354492" calcext:value-type="float">
            <text:p>0.260058966354492</text:p>
          </table:table-cell>
          <table:table-cell office:value-type="float" office:value="0.904695220757397" calcext:value-type="float">
            <text:p>0.904695220757397</text:p>
          </table:table-cell>
          <table:table-cell office:value-type="float" office:value="0.907768932271873" calcext:value-type="float">
            <text:p>0.907768932271873</text:p>
          </table:table-cell>
          <table:table-cell table:number-columns-repeated="2" office:value-type="float" office:value="0.905442979736353" calcext:value-type="float">
            <text:p>0.905442979736353</text:p>
          </table:table-cell>
          <table:table-cell table:formula="of:=AVERAGE([.C26:.J26])" office:value-type="float" office:value="0.572383015931028" calcext:value-type="float">
            <text:p>0.572383015931028</text:p>
          </table:table-cell>
        </table:table-row>
        <table:table-row table:style-name="ro1">
          <table:table-cell table:number-columns-repeated="12"/>
          <table:table-cell table:style-name="ce7" table:formula="of:=AVERAGE([.M21:.M26])" office:value-type="float" office:value="0.571434936602496" calcext:value-type="float">
            <text:p>0.571434936602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20:34:11.144510622</meta:creation-date>
    <dc:date>2021-12-13T22:20:46.609796386</dc:date>
    <meta:editing-duration>PT1H5M47S</meta:editing-duration>
    <meta:editing-cycles>13</meta:editing-cycles>
    <meta:generator>LibreOffice/6.4.7.2$Linux_X86_64 LibreOffice_project/40$Build-2</meta:generator>
    <meta:document-statistic meta:table-count="2" meta:cell-count="518" meta:object-count="0"/>
  </office:meta>
</office:document-meta>
</file>